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code-pro" svg:font-family="source-code-pro, Menlo, Monaco, 'Courier New', Courier, monospace"/>
  </office:font-face-decls>
  <office:automatic-styles>
    <style:style style:name="P1" style:family="paragraph" style:parent-style-name="Standard">
      <style:paragraph-properties fo:line-height="150%" fo:text-align="start" style:justify-single-word="false"/>
      <style:text-properties style:font-name="Lato Medium" fo:font-weight="normal" officeooo:rsid="001d74e0" officeooo:paragraph-rsid="000fdb3e" style:font-weight-asian="normal" style:font-weight-complex="normal"/>
    </style:style>
    <style:style style:name="P2" style:family="paragraph" style:parent-style-name="Standard">
      <style:paragraph-properties fo:line-height="150%" fo:text-align="start" style:justify-single-word="false"/>
      <style:text-properties style:font-name="Lato Medium" fo:font-weight="normal" officeooo:rsid="000fdb3e" officeooo:paragraph-rsid="000fdb3e" style:font-weight-asian="normal" style:font-weight-complex="normal"/>
    </style:style>
    <style:style style:name="P3" style:family="paragraph" style:parent-style-name="Standard">
      <style:paragraph-properties fo:line-height="150%" fo:text-align="start" style:justify-single-word="false"/>
      <style:text-properties style:font-name="Lato Medium" fo:font-weight="normal" officeooo:rsid="000a3f84" officeooo:paragraph-rsid="0010ab4f" style:font-weight-asian="normal" style:font-weight-complex="normal"/>
    </style:style>
    <style:style style:name="P4" style:family="paragraph" style:parent-style-name="Standard">
      <style:paragraph-properties fo:line-height="150%" fo:text-align="start" style:justify-single-word="false"/>
      <style:text-properties style:font-name="Lato Medium" fo:font-size="12pt" fo:font-weight="normal" officeooo:rsid="000a3f84" officeooo:paragraph-rsid="000f6adf"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Lato Medium" fo:font-size="12pt" fo:font-weight="normal" officeooo:rsid="000a3f84" officeooo:paragraph-rsid="0010ab4f"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Lato Medium" fo:font-size="12pt" officeooo:rsid="000a3f84" officeooo:paragraph-rsid="0010ab4f" style:font-size-asian="12pt" style:font-size-complex="12pt"/>
    </style:style>
    <style:style style:name="P7" style:family="paragraph" style:parent-style-name="Standard">
      <style:paragraph-properties fo:line-height="150%" fo:text-align="start" style:justify-single-word="false"/>
      <style:text-properties fo:font-variant="normal" fo:text-transform="none" fo:color="#242424" loext:opacity="100%" style:font-name="Lato Medium" fo:font-size="10.5pt" fo:letter-spacing="normal" fo:font-style="normal" fo:font-weight="normal" officeooo:rsid="0011144d" officeooo:paragraph-rsid="000fdb3e" style:font-weight-asian="normal" style:font-weight-complex="normal"/>
    </style:style>
    <style:style style:name="P8" style:family="paragraph" style:parent-style-name="Standard">
      <style:paragraph-properties fo:line-height="150%" fo:text-align="start" style:justify-single-word="false"/>
      <style:text-properties fo:font-variant="normal" fo:text-transform="none" fo:color="#242424" loext:opacity="100%" style:font-name="Lato Medium" fo:font-size="12pt" fo:letter-spacing="normal" fo:font-style="normal" fo:font-weight="normal" officeooo:rsid="00232559" officeooo:paragraph-rsid="000fdb3e"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text-properties fo:font-variant="normal" fo:text-transform="none" fo:color="#242424" loext:opacity="100%" style:font-name="Lato Medium" fo:font-size="12pt" fo:letter-spacing="normal" fo:font-style="normal" fo:font-weight="normal" officeooo:rsid="0011144d" officeooo:paragraph-rsid="0010ab4f"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variant="normal" fo:text-transform="none" fo:color="#242424" loext:opacity="100%" style:font-name="source-code-pro" fo:font-size="10.5pt" fo:letter-spacing="normal" fo:font-style="normal" fo:font-weight="bold" officeooo:rsid="000fdb3e" officeooo:paragraph-rsid="000fdb3e" style:font-weight-asian="bold" style:font-weight-complex="bold"/>
    </style:style>
    <style:style style:name="P11" style:family="paragraph" style:parent-style-name="Standard">
      <style:paragraph-properties fo:line-height="150%" fo:text-align="start" style:justify-single-word="false"/>
      <style:text-properties style:font-name="source-code-pro" fo:font-weight="normal" officeooo:rsid="000fdb3e" officeooo:paragraph-rsid="000fdb3e" style:font-weight-asian="normal" style:font-weight-complex="normal"/>
    </style:style>
    <style:style style:name="T1" style:family="text">
      <style:text-properties fo:font-variant="normal" fo:text-transform="none" fo:color="#242424" loext:opacity="100%" style:font-name="source-code-pro" fo:font-size="10.5pt" fo:letter-spacing="normal" fo:font-style="normal"/>
    </style:style>
    <style:style style:name="T2" style:family="text">
      <style:text-properties fo:font-variant="normal" fo:text-transform="none" fo:color="#242424" loext:opacity="100%" style:font-name="source-code-pro" fo:font-size="10.5pt" fo:letter-spacing="normal" fo:font-style="normal" fo:font-weight="normal" officeooo:rsid="00279288" style:font-weight-asian="normal" style:font-weight-complex="normal"/>
    </style:style>
    <style:style style:name="T3" style:family="text">
      <style:text-properties fo:font-variant="normal" fo:text-transform="none" fo:color="#242424" loext:opacity="100%" style:font-name="source-code-pro" fo:font-size="10.5pt" fo:letter-spacing="normal" fo:font-style="normal" fo:font-weight="normal" officeooo:rsid="0028f462" style:font-weight-asian="normal" style:font-weight-complex="normal"/>
    </style:style>
    <style:style style:name="T4" style:family="text">
      <style:text-properties fo:font-variant="normal" fo:text-transform="none" fo:color="#242424" loext:opacity="100%" style:font-name="source-code-pro" fo:font-size="10.5pt" fo:letter-spacing="normal" fo:font-style="normal" fo:font-weight="normal" officeooo:rsid="0012d855" style:font-weight-asian="normal" style:font-weight-complex="normal"/>
    </style:style>
    <style:style style:name="T5" style:family="text">
      <style:text-properties fo:font-variant="normal" fo:text-transform="none" fo:color="#242424" loext:opacity="100%" style:font-name="source-code-pro" fo:font-size="10.5pt" fo:letter-spacing="normal" fo:font-style="normal" fo:font-weight="normal" officeooo:rsid="00132494" style:font-weight-asian="normal" style:font-weight-complex="normal"/>
    </style:style>
    <style:style style:name="T6" style:family="text">
      <style:text-properties fo:font-variant="normal" fo:text-transform="none" fo:color="#242424" loext:opacity="100%" style:font-name="source-code-pro" fo:font-size="10.5pt" fo:letter-spacing="normal" fo:font-style="normal" officeooo:rsid="00279288"/>
    </style:style>
    <style:style style:name="T7" style:family="text">
      <style:text-properties fo:font-variant="normal" fo:text-transform="none" fo:color="#242424" loext:opacity="100%" style:font-name="source-code-pro" fo:font-size="10.5pt" fo:letter-spacing="normal" fo:font-style="normal" officeooo:rsid="0028f462"/>
    </style:style>
    <style:style style:name="T8" style:family="text">
      <style:text-properties fo:font-variant="normal" fo:text-transform="none" fo:color="#242424" loext:opacity="100%" style:font-name="source-code-pro" fo:font-size="10.5pt" fo:letter-spacing="normal" fo:font-style="normal" officeooo:rsid="0012d855"/>
    </style:style>
    <style:style style:name="T9" style:family="text">
      <style:text-properties fo:font-variant="normal" fo:text-transform="none" fo:color="#242424" loext:opacity="100%" style:font-name="source-code-pro" fo:font-size="10.5pt" fo:letter-spacing="normal" fo:font-style="normal" officeooo:rsid="0010ab4f"/>
    </style:style>
    <style:style style:name="T10" style:family="text">
      <style:text-properties fo:font-variant="normal" fo:text-transform="none" fo:color="#242424" loext:opacity="100%" style:font-name="source-code-pro" fo:font-size="10.5pt" fo:letter-spacing="normal" fo:font-style="normal" officeooo:rsid="002a361a"/>
    </style:style>
    <style:style style:name="T11" style:family="text">
      <style:text-properties fo:font-variant="normal" fo:text-transform="none" fo:color="#242424" loext:opacity="100%" style:font-name="source-code-pro" fo:font-size="10.5pt" fo:letter-spacing="normal" fo:font-style="normal" officeooo:rsid="001220c2"/>
    </style:style>
    <style:style style:name="T12" style:family="text">
      <style:text-properties fo:font-variant="normal" fo:text-transform="none" fo:color="#242424" loext:opacity="100%" style:font-name="source-code-pro" fo:font-size="10.5pt" fo:letter-spacing="normal" fo:font-style="normal" officeooo:rsid="001259fc"/>
    </style:style>
    <style:style style:name="T13" style:family="text">
      <style:text-properties fo:font-variant="normal" fo:text-transform="none" fo:color="#242424" loext:opacity="100%" fo:letter-spacing="normal" fo:font-style="normal"/>
    </style:style>
    <style:style style:name="T14" style:family="text">
      <style:text-properties fo:font-variant="normal" fo:text-transform="none" fo:color="#242424" loext:opacity="100%" fo:letter-spacing="normal" fo:font-style="normal" officeooo:rsid="000f4b47"/>
    </style:style>
    <style:style style:name="T15" style:family="text">
      <style:text-properties fo:font-variant="normal" fo:text-transform="none" fo:color="#242424" loext:opacity="100%" fo:letter-spacing="normal" fo:font-style="normal" fo:font-weight="normal"/>
    </style:style>
    <style:style style:name="T16" style:family="text">
      <style:text-properties fo:font-variant="normal" fo:text-transform="none" fo:color="#242424" loext:opacity="100%" fo:letter-spacing="normal" fo:font-style="normal" fo:font-weight="normal" officeooo:rsid="000f1497"/>
    </style:style>
    <style:style style:name="T17" style:family="text">
      <style:text-properties fo:font-variant="normal" fo:text-transform="none" fo:color="#242424" loext:opacity="100%" fo:letter-spacing="normal" fo:font-style="normal" fo:font-weight="normal" officeooo:rsid="000f6adf"/>
    </style:style>
    <style:style style:name="T18" style:family="text">
      <style:text-properties fo:font-variant="normal" fo:text-transform="none" fo:color="#242424" loext:opacity="100%" fo:letter-spacing="normal" fo:font-style="normal" fo:font-weight="normal" officeooo:rsid="001220c2"/>
    </style:style>
    <style:style style:name="T19" style:family="text">
      <style:text-properties fo:font-variant="normal" fo:text-transform="none" fo:color="#242424" loext:opacity="100%" fo:letter-spacing="normal" fo:font-style="normal" officeooo:rsid="001e1c5c"/>
    </style:style>
    <style:style style:name="T20" style:family="text">
      <style:text-properties fo:font-variant="normal" fo:text-transform="none" fo:color="#242424" loext:opacity="100%" fo:letter-spacing="normal" fo:font-style="normal" officeooo:rsid="0010ab4f"/>
    </style:style>
    <style:style style:name="T21" style:family="text">
      <style:text-properties fo:font-variant="normal" fo:text-transform="none" fo:color="#242424" loext:opacity="100%" fo:letter-spacing="normal" fo:font-style="normal" officeooo:rsid="0012d855"/>
    </style:style>
    <style:style style:name="T22" style:family="text">
      <style:text-properties fo:font-variant="normal" fo:text-transform="none" fo:color="#242424" loext:opacity="100%" fo:letter-spacing="normal" fo:font-style="normal" officeooo:rsid="0028f462"/>
    </style:style>
    <style:style style:name="T23" style:family="text">
      <style:text-properties fo:font-variant="normal" fo:text-transform="none" fo:color="#5c2699" loext:opacity="100%" style:font-name="source-code-pro" fo:font-size="10.5pt" fo:letter-spacing="normal" fo:font-style="normal" officeooo:rsid="000f4b47"/>
    </style:style>
    <style:style style:name="T24" style:family="text">
      <style:text-properties fo:font-variant="normal" fo:text-transform="none" fo:color="#5c2699" loext:opacity="100%" fo:letter-spacing="normal" fo:font-style="normal" officeooo:rsid="000f4b47"/>
    </style:style>
    <style:style style:name="T25" style:family="text">
      <style:text-properties style:font-name="source-code-pro" officeooo:rsid="000fdb3e"/>
    </style:style>
    <style:style style:name="T26" style:family="text">
      <style:text-properties style:font-name="source-code-pro" fo:font-size="10.5pt" officeooo:rsid="00279288"/>
    </style:style>
    <style:style style:name="T27" style:family="text">
      <style:text-properties style:font-name="source-code-pro" fo:font-size="10.5pt" officeooo:rsid="0028f462"/>
    </style:style>
    <style:style style:name="T28" style:family="text">
      <style:text-properties style:font-name="source-code-pro" fo:font-size="10.5pt" officeooo:rsid="0012d855"/>
    </style:style>
    <style:style style:name="T29" style:family="text">
      <style:text-properties style:font-name="source-code-pro" fo:font-size="10.5pt" officeooo:rsid="00132494"/>
    </style:style>
    <style:style style:name="T30" style:family="text">
      <style:text-properties style:font-name="source-code-pro" fo:font-size="10.5pt" officeooo:rsid="0010ab4f"/>
    </style:style>
    <style:style style:name="T31" style:family="text">
      <style:text-properties officeooo:rsid="000fdb3e"/>
    </style:style>
    <style:style style:name="T32" style:family="text">
      <style:text-properties officeooo:rsid="000a3f84"/>
    </style:style>
    <style:style style:name="T33" style:family="text">
      <style:text-properties officeooo:rsid="000f6adf"/>
    </style:style>
    <style:style style:name="T34" style:family="text">
      <style:text-properties officeooo:rsid="0013b4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3">e</text:span><text:span text:style-name="T24">xport</text:span><text:span text:style-name="T14"> WANDB_PROJECT=</text:span><text:span text:style-name="T21">l</text:span><text:span text:style-name="T22">ayered_model_</text:span><text:span text:style-name="T20">3</text:span><text:span text:style-name="T22">_</text:span><text:span text:style-name="T20">Subs</text:span></text:p>
      <text:p text:style-name="P6"><text:tab/><text:span text:style-name="T15">python3 </text:span><text:span text:style-name="T16">q</text:span><text:span text:style-name="T15">lora.py \</text:span><text:line-break/><text:tab/><text:span text:style-name="T15">--model_name_or_path </text:span><text:span text:style-name="T17">merged_</text:span><text:span text:style-name="T15">model</text:span><text:span text:style-name="T18">s</text:span><text:span text:style-name="T15">/</text:span><text:span text:style-name="T2">layered_models/</text:span><text:span text:style-name="T3">layered_model_</text:span><text:span text:style-name="T4">2</text:span><text:span text:style-name="T3">_</text:span><text:span text:style-name="T5">Goals</text:span> \</text:p>
      <text:p text:style-name="P5"><text:span text:style-name="T13"><text:tab/>--output_dir ./output/</text:span><text:span text:style-name="T6">layered_model</text:span><text:span text:style-name="T11">s</text:span><text:span text:style-name="T6">/</text:span><text:span text:style-name="T7">layered_model_</text:span><text:span text:style-name="T9">3</text:span><text:span text:style-name="T7">_</text:span><text:span text:style-name="T9">Subs </text:span><text:span text:style-name="T13">\</text:span><text:line-break/><text:tab/><text:span text:style-name="T13">--logging_steps 10 \</text:span><text:line-break/><text:tab/><text:span text:style-name="T13">--save_strategy steps \</text:span><text:line-break/><text:tab/><text:span text:style-name="T13">--data_seed 42 \</text:span><text:line-break/><text:tab/><text:span text:style-name="T13">--save_steps 500 \</text:span><text:line-break/><text:tab/><text:span text:style-name="T13">--save_total_limit </text:span><text:span text:style-name="T14">2</text:span><text:span text:style-name="T13">0 \</text:span><text:line-break/><text:tab/><text:span text:style-name="T13">--evaluation_strategy steps \</text:span><text:line-break/><text:tab/><text:span text:style-name="T13">--eval_dataset_size </text:span><text:span text:style-name="T20">11647</text:span><text:span text:style-name="T13"> \</text:span><text:line-break/><text:tab/><text:span text:style-name="T13">--per_device_eval_batch_size 16 \</text:span><text:line-break/><text:tab/><text:span text:style-name="T13">--max_new_tokens 32 \</text:span><text:line-break/><text:tab/><text:span text:style-name="T13">--dataloader_num_workers 3 \</text:span><text:line-break/><text:tab/><text:span text:style-name="T13">--group_by_length \</text:span><text:line-break/><text:tab/><text:span text:style-name="T13">--logging_strategy steps \</text:span><text:line-break/><text:tab/><text:span text:style-name="T13">--remove_unused_columns False \</text:span><text:line-break/><text:tab/><text:span text:style-name="T13">--do_train </text:span><text:span text:style-name="T14">True</text:span><text:span text:style-name="T13">\</text:span><text:line-break/><text:tab/><text:span text:style-name="T13">--do_eval </text:span><text:span text:style-name="T14">True</text:span><text:span text:style-name="T13">\</text:span><text:line-break/><text:tab/><text:span text:style-name="T13">--do_mmlu_eval False \</text:span><text:line-break/><text:tab/><text:span text:style-name="T13">--lora_r 64 \</text:span><text:line-break/><text:tab/><text:span text:style-name="T13">--lora_alpha 16 \</text:span><text:line-break/><text:tab/><text:span text:style-name="T13">--lora_modules all \</text:span><text:line-break/><text:tab/><text:span text:style-name="T13">--double_quant \</text:span><text:line-break/><text:tab/><text:span text:style-name="T13">--quant_type nf4 </text:span><text:span text:style-name="T20">True</text:span><text:span text:style-name="T13">\</text:span><text:line-break/><text:tab/><text:span text:style-name="T13">--bf16 \</text:span><text:line-break/><text:tab/><text:span text:style-name="T13">--bits 4 \</text:span><text:line-break/><text:tab/><text:span text:style-name="T13">--warmup_ratio 0.03 \</text:span><text:line-break/><text:tab/><text:span text:style-name="T13">--lr_scheduler_type constant \</text:span><text:line-break/><text:tab/><text:span text:style-name="T13">--gradient_checkpointing \</text:span><text:line-break/><text:tab/><text:span text:style-name="T13">--dataset data/</text:span><text:span text:style-name="T9">layered_model_datasets/</text:span><text:span text:style-name="T12">subs/</text:span><text:span text:style-name="T10">dataset_</text:span><text:span text:style-name="T9">substitutions</text:span><text:span text:style-name="T8">.</text:span><text:span text:style-name="T1">jsonl </text:span><text:span text:style-name="T19">\</text:span><text:line-break/><text:tab/><text:span text:style-name="T13">--dataset_format oasst1 \</text:span><text:line-break/><text:tab/><text:span text:style-name="T13">--source_max_len 16 \</text:span><text:line-break/><text:tab/><text:span text:style-name="T13">--target_max_len 512 \</text:span><text:line-break/><text:soft-page-break/><text:tab/><text:span text:style-name="T13">--per_device_train_batch_size 16 \</text:span><text:line-break/><text:tab/><text:span text:style-name="T13">--gradient_accumulation_steps 1 \</text:span><text:line-break/><text:tab/><text:span text:style-name="T13">--max_steps </text:span><text:span text:style-name="T20">2910</text:span><text:span text:style-name="T13">\</text:span><text:line-break/><text:tab/><text:span text:style-name="T13">--eval_steps </text:span><text:span text:style-name="T20">291</text:span><text:span text:style-name="T13"> \</text:span><text:line-break/><text:tab/><text:span text:style-name="T13">--learning_rate 0.0002 \</text:span><text:line-break/><text:tab/><text:span text:style-name="T13">--adam_beta2 0.999 \</text:span><text:line-break/><text:tab/><text:span text:style-name="T13">--max_grad_norm 0.3 \</text:span><text:line-break/><text:tab/><text:span text:style-name="T13">--lora_dropout 0.1 \</text:span><text:line-break/><text:tab/><text:span text:style-name="T13">--weight_decay 0.0 \</text:span><text:line-break/><text:tab/><text:span text:style-name="T13">--seed 0 \</text:span><text:line-break/><text:tab/><text:span text:style-name="T13">--report_to wandb </text:span></text:p>
      <text:p text:style-name="P4"><text:span text:style-name="T13"/></text:p>
      <text:p text:style-name="P8">Merge:</text:p>
      <text:p text:style-name="P8"/>
      <text:p text:style-name="P9">python3 merge_peft_adapters.py --device cpu --base_model_name_or_path ./<text:span text:style-name="T33">merged_</text:span><text:span text:style-name="T32">models/</text:span><text:span text:style-name="T26">layered_models/</text:span><text:span text:style-name="T27">layered_model_</text:span><text:span text:style-name="T28">2</text:span><text:span text:style-name="T27">_</text:span><text:span text:style-name="T29">Goals </text:span>--peft_model_path ./output/<text:span text:style-name="T26">layered_models/</text:span><text:span text:style-name="T27">layered_model_</text:span><text:span text:style-name="T30">3</text:span><text:span text:style-name="T27">_</text:span><text:span text:style-name="T30">Subs</text:span>/checkpoint-<text:span text:style-name="T34">25</text:span><text:span text:style-name="T31">00</text:span>/adapter_model --output_dir ./merged_models/<text:span text:style-name="T26">layered_models/</text:span><text:span text:style-name="T27">layered_model_</text:span><text:span text:style-name="T30">3</text:span><text:span text:style-name="T27">_</text:span><text:span text:style-name="T30">Subs</text:span></text:p>
      <text:p text:style-name="P7"><text:span text:style-name="T25"/></text:p>
      <text:p text:style-name="P10">1</text:p>
      <text:p text:style-name="P1">## Human: Below is a series of pieces of information describing an event in a soccer match paired with an output that describes the event based on the pieces of information. Acting as an expert soccer commentator, describe this event in an informative and engaging manner.</text:p>
      <text:p text:style-name="P1">### Event: <text:span text:style-name="T31">Substitution</text:span>. </text:p>
      <text:p text:style-name="P1">### Time: <text:span text:style-name="T31">23</text:span>. </text:p>
      <text:p text:style-name="P1">### Event Team: Udinese. </text:p>
      <text:p text:style-name="P1">### Opponent Team: Juventus.</text:p>
      <text:p text:style-name="P1">### Player <text:span text:style-name="T31">On</text:span>: <text:span text:style-name="T31">Leo Messi</text:span>. </text:p>
      <text:p text:style-name="P1">### <text:span text:style-name="T31">Player Off</text:span>: Alec Cook.</text:p>
      <text:p text:style-name="P1">### <text:span text:style-name="T25">Reason: .</text:span></text:p>
      <text:p text:style-name="P11">### Assistant: Substitution</text:p>
      <text:p text:style-name="P2"/>
      <text:p text:style-name="P1"><text:soft-page-break/>## Human: Below is a series of pieces of information describing an event in a soccer match paired with an output that describes the event based on the pieces of information. Acting as an expert soccer commentator, describe this event in an informative and engaging manner.</text:p>
      <text:p text:style-name="P1">### Event: <text:span text:style-name="T31">Substitution</text:span>. </text:p>
      <text:p text:style-name="P1">### Time: <text:span text:style-name="T31">23</text:span>. </text:p>
      <text:p text:style-name="P1">### Event Team: <text:span text:style-name="T31">Salt Lake City</text:span>. </text:p>
      <text:p text:style-name="P1">### Opponent Team: <text:span text:style-name="T31">Bournemouth</text:span>.</text:p>
      <text:p text:style-name="P1">### Player <text:span text:style-name="T31">On</text:span>: <text:span text:style-name="T31">Dirk Kuyt</text:span>. </text:p>
      <text:p text:style-name="P1">### <text:span text:style-name="T31">Player Off</text:span>: Alec <text:span text:style-name="T31">James</text:span>.</text:p>
      <text:p text:style-name="P1">### <text:span text:style-name="T25">Reason: injury.</text:span></text:p>
      <text:p text:style-name="P11">### Assistant: Substitu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code-pro" svg:font-family="source-code-pro, Menlo, Monac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13:25:21.825751345</meta:creation-date>
    <dc:date>2023-10-24T09:02:20.999327845</dc:date>
    <meta:editing-duration>PT42M41S</meta:editing-duration>
    <meta:editing-cycles>6</meta:editing-cycles>
    <meta:generator>LibreOffice/7.6.2.1$Linux_X86_64 LibreOffice_project/9d0b4c0791fc17bc4181a67fd90c5aaed576d1c0</meta:generator>
    <meta:document-statistic meta:table-count="0" meta:image-count="0" meta:object-count="0" meta:page-count="3" meta:paragraph-count="24" meta:word-count="339" meta:character-count="2418" meta:non-whitespace-character-count="2097"/>
  </office:meta>
</office:document-meta>
</file>